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5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6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7" style:family="paragraph" style:parent-style-name="Text_20_body">
      <style:text-properties style:font-name="Calibri" fo:font-size="10pt" style:text-underline-style="none" fo:font-weight="normal" officeooo:rsid="0029380e" officeooo:paragraph-rsid="005aa01a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9" style:family="paragraph" style:parent-style-name="Text_20_body">
      <style:text-properties officeooo:paragraph-rsid="004b866e"/>
    </style:style>
    <style:style style:name="P10" style:family="paragraph" style:parent-style-name="Text_20_body">
      <style:text-properties fo:color="#2a6099" loext:opacity="100%" style:font-name="Calibri" fo:font-size="14pt" officeooo:paragraph-rsid="002d16dc" style:font-size-asian="14pt" style:font-size-complex="14pt"/>
    </style:style>
    <style:style style:name="P11" style:family="paragraph" style:parent-style-name="Text_20_body">
      <style:text-properties fo:font-size="4pt" style:font-size-asian="4.19999980926514pt" style:font-size-complex="4.80000019073486pt"/>
    </style:style>
    <style:style style:name="P12" style:family="paragraph" style:parent-style-name="Text_20_body">
      <style:text-properties officeooo:paragraph-rsid="0041e98c"/>
    </style:style>
    <style:style style:name="P13" style:family="paragraph" style:parent-style-name="Text_20_body">
      <style:text-properties style:font-name="Calibri" fo:font-size="10pt" fo:font-weight="normal" officeooo:rsid="007ad237" officeooo:paragraph-rsid="007ad237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Calibri" fo:font-size="10pt" fo:font-weight="bold" officeooo:rsid="007ad237" officeooo:paragraph-rsid="007ad237" style:font-size-asian="10pt" style:font-weight-asian="bold" style:font-size-complex="10pt" style:font-weight-complex="bold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609b64" style:font-size-asian="10pt" style:font-size-complex="10pt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504b1"/>
    </style:style>
    <style:style style:name="T3" style:family="text">
      <style:text-properties fo:color="#3465a4" loext:opacity="100%" style:text-underline-style="solid" style:text-underline-width="auto" style:text-underline-color="font-color" officeooo:rsid="00796028"/>
    </style:style>
    <style:style style:name="T4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/>
    </style:style>
    <style:style style:name="T6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1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f2fc4" style:font-weight-asian="normal" style:font-weight-complex="normal"/>
    </style:style>
    <style:style style:name="T15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7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8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2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ctivité </text:span><text:span text:style-name="T4">3</text:span><text:span text:style-name="T5">: Masse volumique des liquides et des solides .</text:span></text:p>
      <text:p text:style-name="P1"><text:span text:style-name="T23">Objectifs :</text:span><text:span text:style-name="T12"> </text:span></text:p>
      <text:p text:style-name="P9"><text:span text:style-name="T15">-</text:span><text:span text:style-name="T16"> </text:span><text:span text:style-name="T17">Notion de masse volumique</text:span></text:p>
      <text:p text:style-name="P2">Contexte :</text:p>
      <text:p text:style-name="P13">Bertrand a oublié s'il a déjà salé l'eau de cuisson de ses pâtes, il est bien embêté car il ne veut pas utiliser plus de sel que necessaire.</text:p>
      <text:p text:style-name="P14">Nous allons l'aider à déterminer</text:p>
      <text:p text:style-name="P6"/>
      <text:p text:style-name="P4"><text:span text:style-name="T6">Doc</text:span><text:span text:style-name="T7">ument</text:span><text:span text:style-name="T6"> </text:span><text:span text:style-name="T6"><text:sequence text:ref-name="refDrawing0" text:name="Drawing" text:formula="ooow:Drawing+1" style:num-format="1">1</text:sequence></text:span><text:span text:style-name="T8">. </text:span><text:span text:style-name="T9">Document type.</text:span></text:p>
      <text:p text:style-name="Text_20_body"><text:span text:style-name="T19">L</text:span><text:span text:style-name="T20">e texte du document</text:span>.</text:p>
      <text:p text:style-name="P11"/>
      <text:p text:style-name="P4"><text:span text:style-name="T6">Doc</text:span><text:span text:style-name="T7">ument</text:span><text:span text:style-name="T6"> </text:span><text:span text:style-name="T6"><text:sequence text:ref-name="refDrawing1" text:name="Drawing" text:formula="ooow:Drawing+1" style:num-format="1">2</text:sequence></text:span><text:span text:style-name="T8">. </text:span><text:span text:style-name="T9">Document type.</text:span></text:p>
      <text:p text:style-name="Text_20_body"><text:span text:style-name="T19">L</text:span><text:span text:style-name="T20">e texte du document</text:span>.</text:p>
      <text:p text:style-name="P11"/>
      <text:p text:style-name="P1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8"><text:s text:c="5"/></text:span><text:span text:style-name="T10">Votre mission-travail à réaliser </text:span><text:span text:style-name="T11">:</text:span></text:p>
      <text:list xml:id="list3290707167" text:style-name="L1">
        <text:list-item>
          <text:p text:style-name="P15"><text:span text:style-name="T14">Q</text:span><text:span text:style-name="T13">uestion type</text:span>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457467362900" text:continue-numbering="true" text:style-name="L1">
        <text:list-item>
          <text:p text:style-name="P17"><text:span text:style-name="T14">Q</text:span><text:span text:style-name="T13">uestion type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/>
      <text:p text:style-name="P10"><text:span text:style-name="T21">Pour a</text:span><text:span text:style-name="T22">ller un peu plus loin :</text:span></text:p>
      <text:list xml:id="list457899913044" text:continue-numbering="true" text:style-name="L1">
        <text:list-item>
          <text:p text:style-name="P16"><text:span text:style-name="T14">Q</text:span><text:span text:style-name="T13">uestion type</text:span>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456293019224" text:continue-numbering="true" text:style-name="L1">
        <text:list-item>
          <text:p text:style-name="P18"><text:span text:style-name="T14">Q</text:span><text:span text:style-name="T13">uestion type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7S</meta:editing-duration>
    <meta:editing-cycles>21</meta:editing-cycles>
    <meta:generator>LibreOffice/7.0.4.2$Linux_X86_64 LibreOffice_project/00$Build-2</meta:generator>
    <meta:creation-date>2021-02-11T10:59:54.903285377</meta:creation-date>
    <meta:initial-creator>J Cercy</meta:initial-creator>
    <dc:date>2021-05-21T00:04:55.695607665</dc:date>
    <dc:creator>J Cercy</dc:creator>
    <meta:document-statistic meta:table-count="0" meta:image-count="1" meta:object-count="0" meta:page-count="1" meta:paragraph-count="24" meta:word-count="100" meta:character-count="1180" meta:non-whitespace-character-count="1102"/>
  </office:meta>
</office:document-meta>
</file>